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1b48cb" officeooo:paragraph-rsid="001b48cb"/>
    </style:style>
    <style:style style:name="P2"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list-style-name="L1">
      <style:paragraph-properties fo:margin-left="0in" fo:margin-right="0in" fo:margin-top="0in" fo:margin-bottom="0in" loext:contextual-spacing="true" fo:line-height="100%" fo:text-align="center" style:justify-single-word="false" fo:text-indent="0in" style:auto-text-indent="false" fo:break-before="page"/>
      <style:text-properties fo:font-size="18pt" fo:font-weight="bold" officeooo:rsid="0011672d" officeooo:paragraph-rsid="001d450e" style:font-size-asian="18pt" style:font-weight-asian="bold" style:font-size-complex="18pt" style:font-weight-complex="bold"/>
    </style:style>
    <style:style style:name="P4" style:family="paragraph" style:parent-style-name="Standard" style:list-style-name="L1">
      <style:paragraph-properties fo:margin-top="0in" fo:margin-bottom="0in" loext:contextual-spacing="true" fo:line-height="100%" fo:text-align="center" style:justify-single-word="false"/>
      <style:text-properties fo:font-size="18pt" fo:font-weight="bold" officeooo:rsid="0011672d" officeooo:paragraph-rsid="001d450e" style:font-size-asian="18pt" style:font-weight-asian="bold" style:font-size-complex="18pt" style:font-weight-complex="bold"/>
    </style:style>
    <style:style style:name="P5" style:family="paragraph" style:parent-style-name="Standard" style:list-style-name="L1">
      <style:paragraph-properties fo:margin-top="0in" fo:margin-bottom="0in" loext:contextual-spacing="true" fo:line-height="100%" fo:text-align="start" style:justify-single-word="false"/>
      <style:text-properties fo:font-size="12pt" fo:font-weight="normal" officeooo:rsid="0008ae90" officeooo:paragraph-rsid="001d450e" style:font-size-asian="10.5pt" style:font-weight-asian="normal" style:font-size-complex="12pt" style:font-weight-complex="normal"/>
    </style:style>
    <style:style style:name="P6" style:family="paragraph" style:parent-style-name="Standard" style:list-style-name="L1">
      <style:paragraph-properties fo:margin-top="0in" fo:margin-bottom="0in" loext:contextual-spacing="true" fo:line-height="100%" fo:text-align="start" style:justify-single-word="false"/>
      <style:text-properties fo:font-size="12pt" fo:font-weight="normal" officeooo:rsid="0009e711" officeooo:paragraph-rsid="001d450e" style:font-size-asian="10.5pt" style:font-weight-asian="normal" style:font-size-complex="12pt" style:font-weight-complex="normal"/>
    </style:style>
    <style:style style:name="P7" style:family="paragraph" style:parent-style-name="Standard" style:list-style-name="L1">
      <style:paragraph-properties fo:margin-top="0in" fo:margin-bottom="0in" loext:contextual-spacing="true" fo:line-height="100%" fo:text-align="start" style:justify-single-word="false"/>
      <style:text-properties fo:font-size="12pt" fo:font-weight="normal" officeooo:rsid="0011672d" officeooo:paragraph-rsid="001d450e" style:font-size-asian="10.5pt" style:font-weight-asian="normal" style:font-size-complex="12pt" style:font-weight-complex="normal"/>
    </style:style>
    <style:style style:name="P8" style:family="paragraph" style:parent-style-name="Text_20_body" style:list-style-name="L1"/>
    <style:style style:name="P9" style:family="paragraph" style:parent-style-name="Text_20_body" style:list-style-name="L1">
      <style:text-properties officeooo:paragraph-rsid="001a0d19"/>
    </style:style>
    <style:style style:name="P10" style:family="paragraph" style:parent-style-name="Text_20_body" style:list-style-name="L1">
      <style:text-properties officeooo:rsid="0018de3d" officeooo:paragraph-rsid="0018de3d"/>
    </style:style>
    <style:style style:name="P11" style:family="paragraph" style:parent-style-name="Text_20_body" style:list-style-name="L1">
      <style:text-properties officeooo:rsid="001a0d19" officeooo:paragraph-rsid="001a0d19"/>
    </style:style>
    <style:style style:name="P12" style:family="paragraph" style:parent-style-name="Text_20_body" style:list-style-name="L1">
      <style:paragraph-properties fo:margin-top="0in" fo:margin-bottom="0in" loext:contextual-spacing="true" fo:line-height="100%" fo:text-align="start" style:justify-single-word="false"/>
      <style:text-properties fo:font-size="12pt" fo:font-weight="normal" officeooo:rsid="0011672d" officeooo:paragraph-rsid="001d450e" style:font-size-asian="10.5pt" style:font-weight-asian="normal" style:font-size-complex="12pt" style:font-weight-complex="normal"/>
    </style:style>
    <style:style style:name="P13" style:family="paragraph" style:parent-style-name="Text_20_body" style:list-style-name="L1">
      <style:paragraph-properties fo:margin-top="0in" fo:margin-bottom="0in" loext:contextual-spacing="true" fo:line-height="100%" fo:text-align="start" style:justify-single-word="false"/>
      <style:text-properties fo:font-size="12pt" fo:font-weight="normal" officeooo:rsid="0012621a" officeooo:paragraph-rsid="001d450e" style:font-size-asian="10.5pt" style:font-weight-asian="normal" style:font-size-complex="12pt" style:font-weight-complex="normal"/>
    </style:style>
    <style:style style:name="P14" style:family="paragraph" style:parent-style-name="Text_20_body" style:list-style-name="L1">
      <style:paragraph-properties fo:margin-top="0in" fo:margin-bottom="0in" loext:contextual-spacing="true" fo:line-height="100%" fo:text-align="start" style:justify-single-word="false"/>
      <style:text-properties fo:font-size="12pt" fo:font-weight="normal" officeooo:rsid="0012a345" officeooo:paragraph-rsid="001d450e" style:font-size-asian="10.5pt" style:font-weight-asian="normal" style:font-size-complex="12pt" style:font-weight-complex="normal"/>
    </style:style>
    <style:style style:name="T1" style:family="text">
      <style:text-properties officeooo:rsid="0009e711"/>
    </style:style>
    <style:style style:name="T2" style:family="text">
      <style:text-properties officeooo:rsid="000b2c51"/>
    </style:style>
    <style:style style:name="T3" style:family="text">
      <style:text-properties officeooo:rsid="000bd3e2"/>
    </style:style>
    <style:style style:name="T4" style:family="text">
      <style:text-properties officeooo:rsid="000d51bd"/>
    </style:style>
    <style:style style:name="T5" style:family="text">
      <style:text-properties officeooo:rsid="00104b57"/>
    </style:style>
    <style:style style:name="T6" style:family="text">
      <style:text-properties officeooo:rsid="0012eb5d"/>
    </style:style>
    <style:style style:name="T7" style:family="text">
      <style:text-properties fo:font-size="12pt" fo:font-weight="normal" style:font-size-asian="10.5pt" style:font-weight-asian="normal" style:font-size-complex="12pt" style:font-weight-complex="normal"/>
    </style:style>
    <style:style style:name="T8" style:family="text">
      <style:text-properties fo:font-size="12pt" fo:font-weight="normal" officeooo:rsid="00124f62" style:font-size-asian="10.5pt" style:font-weight-asian="normal" style:font-size-complex="12pt" style:font-weight-complex="normal"/>
    </style:style>
    <style:style style:name="T9" style:family="text">
      <style:text-properties fo:font-size="12pt" fo:font-weight="normal" officeooo:rsid="0012eb5d" style:font-size-asian="10.5pt" style:font-weight-asian="normal" style:font-size-complex="12pt" style:font-weight-complex="normal"/>
    </style:style>
    <style:style style:name="T10" style:family="text">
      <style:text-properties fo:font-size="12pt" fo:font-weight="normal" officeooo:rsid="0017a1b4" style:font-size-asian="10.5pt" style:font-weight-asian="normal" style:font-size-complex="12pt" style:font-weight-complex="normal"/>
    </style:style>
    <style:style style:name="T11" style:family="text">
      <style:text-properties officeooo:rsid="0018de3d"/>
    </style:style>
    <style:style style:name="T12" style:family="text">
      <style:text-properties officeooo:rsid="001a0d19"/>
    </style:style>
    <style:style style:name="T13" style:family="text">
      <style:text-properties officeooo:rsid="0011672d"/>
    </style:style>
    <style:style style:name="T14" style:family="text">
      <style:text-properties officeooo:rsid="001ddbd9"/>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18 Practice Exam</text:p>
      <text:p text:style-name="Text_20_body"/>
      <text:list xml:id="list75161400" text:style-name="L1">
        <text:list-item>
          <text:p text:style-name="P8">Endocrine cells create ___ that are sent directly into the ___.</text:p>
          <text:list>
            <text:list-item>
              <text:p text:style-name="P8">polysaccharides, digestive tract</text:p>
            </text:list-item>
            <text:list-item>
              <text:p text:style-name="P8">saccharides, blood</text:p>
            </text:list-item>
            <text:list-item>
              <text:p text:style-name="P8">hormones, nervous tissue</text:p>
            </text:list-item>
            <text:list-item>
              <text:p text:style-name="P8">hormones, blood</text:p>
            </text:list-item>
          </text:list>
        </text:list-item>
        <text:list-item>
          <text:p text:style-name="P8">Unlike the nervous system the endocrine sends it’s messages through the use of ____.</text:p>
          <text:list>
            <text:list-item>
              <text:p text:style-name="P8">hormones</text:p>
            </text:list-item>
            <text:list-item>
              <text:p text:style-name="P8">electrolytes</text:p>
            </text:list-item>
            <text:list-item>
              <text:p text:style-name="P8">nervous impulses</text:p>
            </text:list-item>
            <text:list-item>
              <text:p text:style-name="P8">gap junctions</text:p>
            </text:list-item>
          </text:list>
        </text:list-item>
        <text:list-item>
          <text:p text:style-name="P8">The only two chemicals released the by posterior pituitary gland are the?</text:p>
          <text:list>
            <text:list-item>
              <text:p text:style-name="P8">EPO, TSH</text:p>
            </text:list-item>
            <text:list-item>
              <text:p text:style-name="P8">GH, Oxytocin</text:p>
            </text:list-item>
            <text:list-item>
              <text:p text:style-name="P8">ADH, EPO</text:p>
            </text:list-item>
            <text:list-item>
              <text:p text:style-name="P8">ADH, Oxytocin</text:p>
            </text:list-item>
          </text:list>
        </text:list-item>
        <text:list-item>
          <text:p text:style-name="P8">A cell can only be affected by a hormone if it has the correct receptor for it making it a ___ for the hormone.</text:p>
          <text:list>
            <text:list-item>
              <text:p text:style-name="P8">sciatic</text:p>
            </text:list-item>
            <text:list-item>
              <text:p text:style-name="P8">target</text:p>
            </text:list-item>
            <text:list-item>
              <text:p text:style-name="P8">pump</text:p>
            </text:list-item>
            <text:list-item>
              <text:p text:style-name="P8">messenger</text:p>
            </text:list-item>
          </text:list>
        </text:list-item>
        <text:list-item>
          <text:p text:style-name="P8">The anterior pituitary gland is different than the posterior pituitary gland in that it contains ____ cells and is communicated with through ____.</text:p>
          <text:list>
            <text:list-item>
              <text:p text:style-name="P8">exochrine, hormones in the blood</text:p>
            </text:list-item>
            <text:list-item>
              <text:p text:style-name="P8">endocrine, hormones in the blood</text:p>
            </text:list-item>
            <text:list-item>
              <text:p text:style-name="P8">nervous, synapses</text:p>
            </text:list-item>
            <text:list-item>
              <text:p text:style-name="P8">endocrine, nervous</text:p>
            </text:list-item>
          </text:list>
        </text:list-item>
        <text:list-item>
          <text:p text:style-name="P8">The primary purpose of endocrine cells is ____</text:p>
          <text:list>
            <text:list-item>
              <text:p text:style-name="P8">create synaptic junctions</text:p>
            </text:list-item>
            <text:list-item>
              <text:p text:style-name="P8">relay messages and information</text:p>
            </text:list-item>
            <text:list-item>
              <text:p text:style-name="P8">transcribe information of the DNA</text:p>
            </text:list-item>
            <text:list-item>
              <text:p text:style-name="P8">create neutrophils</text:p>
            </text:list-item>
          </text:list>
        </text:list-item>
        <text:list-item>
          <text:p text:style-name="P8">The adrenal glands have a direct connection through the nervous system to the endocrine organ known as the ____.</text:p>
          <text:list>
            <text:list-item>
              <text:p text:style-name="P8">Anterior pituitary gland</text:p>
            </text:list-item>
            <text:list-item>
              <text:p text:style-name="P8"><text:soft-page-break/>Pineal gland</text:p>
            </text:list-item>
            <text:list-item>
              <text:p text:style-name="P8">Hypothalmus</text:p>
            </text:list-item>
            <text:list-item>
              <text:p text:style-name="P8">Thymus</text:p>
            </text:list-item>
          </text:list>
        </text:list-item>
        <text:list-item>
          <text:p text:style-name="P8">Because blue-light continues to enter the eye and is sensed by the nervous system this endocrine organ does no produce melatonin as it should thus <text:span text:style-name="T11">interfering with</text:span> the circadian rhythm.</text:p>
          <text:list>
            <text:list-item>
              <text:p text:style-name="P8">Thymus</text:p>
            </text:list-item>
            <text:list-item>
              <text:p text:style-name="P8">Pineal gland</text:p>
            </text:list-item>
            <text:list-item>
              <text:p text:style-name="P8">Anterior pituitary gland</text:p>
            </text:list-item>
            <text:list-item>
              <text:p text:style-name="P8">Hypothalmus</text:p>
            </text:list-item>
          </text:list>
        </text:list-item>
        <text:list-item>
          <text:p text:style-name="P8">The adrenal glands are located just ___ of the kidneys.</text:p>
          <text:list>
            <text:list-item>
              <text:p text:style-name="P8">posterior</text:p>
            </text:list-item>
            <text:list-item>
              <text:p text:style-name="P8">superior</text:p>
            </text:list-item>
            <text:list-item>
              <text:p text:style-name="P8">anterior</text:p>
            </text:list-item>
            <text:list-item>
              <text:p text:style-name="P8">inferior</text:p>
            </text:list-item>
          </text:list>
        </text:list-item>
        <text:list-item>
          <text:p text:style-name="P8">This <text:span text:style-name="T11">pituitary gland </text:span>is located just ____ from the hypothalamus.</text:p>
          <text:list>
            <text:list-item>
              <text:p text:style-name="P8">superficial</text:p>
            </text:list-item>
            <text:list-item>
              <text:p text:style-name="P8">inferior</text:p>
            </text:list-item>
            <text:list-item>
              <text:p text:style-name="P8">deep</text:p>
            </text:list-item>
            <text:list-item>
              <text:p text:style-name="P8">superior</text:p>
            </text:list-item>
          </text:list>
        </text:list-item>
        <text:list-item>
          <text:p text:style-name="P8">ACTH also called Adrenocorticotropic hormone is produced by the ____ and it’s primary function <text:span text:style-name="T3">is causing the ____ to create glucoccoricosteroids such as cortisol which cause the blood concentration of <text:s/>_____ to be increased.</text:span></text:p>
          <text:list>
            <text:list-item>
              <text:p text:style-name="P8">Anterior <text:span text:style-name="T3">Pituitary</text:span> Gland, Adrenal <text:span text:style-name="T3">glands</text:span>, glucose</text:p>
            </text:list-item>
            <text:list-item>
              <text:p text:style-name="P8">Posterior <text:span text:style-name="T3">Pituitary</text:span> Gland, Adrenal glands, insulin</text:p>
            </text:list-item>
            <text:list-item>
              <text:p text:style-name="P8">Anterior <text:span text:style-name="T3">Pituitary</text:span> Gland, Adrenal glands, glucagon</text:p>
            </text:list-item>
            <text:list-item>
              <text:p text:style-name="P8">Posterior <text:span text:style-name="T3">Pituitary</text:span> Gland, pancreas, glucagon</text:p>
            </text:list-item>
            <text:list-item>
              <text:p text:style-name="P8">Posterior Pituitary Gland, pancreas, insulin</text:p>
            </text:list-item>
          </text:list>
        </text:list-item>
        <text:list-item>
          <text:p text:style-name="P8">Oxytocin is involved with contractions during labor and delivery but also is released to help with bonding during sexual intercourse is produced where?</text:p>
          <text:list>
            <text:list-item>
              <text:p text:style-name="P8">Thyroid</text:p>
            </text:list-item>
            <text:list-item>
              <text:p text:style-name="P8">Anterior Pituitary Gland</text:p>
            </text:list-item>
            <text:list-item>
              <text:p text:style-name="P8">Posterior Pituitary Gland</text:p>
            </text:list-item>
            <text:list-item>
              <text:p text:style-name="P8">Pineal Gland</text:p>
            </text:list-item>
          </text:list>
        </text:list-item>
        <text:list-item>
          <text:p text:style-name="P8"><text:s/><text:span text:style-name="T4">The hormone released the posterior pituitary gland that helps to increase blood pressure and volume by signaling to the kidneys to reduce the amount of water that’s removed through filtration is?</text:span></text:p>
          <text:list>
            <text:list-item>
              <text:p text:style-name="P8">BPH/Blood Pumping Hormone</text:p>
            </text:list-item>
            <text:list-item>
              <text:p text:style-name="P8"><text:soft-page-break/>PDH/Paradiuretic Hormone</text:p>
            </text:list-item>
            <text:list-item>
              <text:p text:style-name="P8">ADH/Antidiuretic Hormone</text:p>
            </text:list-item>
            <text:list-item>
              <text:p text:style-name="P8">KSH/Renal-functional restrictive hormone</text:p>
            </text:list-item>
          </text:list>
        </text:list-item>
        <text:list-item>
          <text:p text:style-name="P8"><text:s/><text:span text:style-name="T4">The mammary glands of the breast can have their milk production increased by having the Anterior Pituitary gland release ____.</text:span></text:p>
          <text:list>
            <text:list-item>
              <text:p text:style-name="P8">PRL/Protorecessive Lactation</text:p>
            </text:list-item>
            <text:list-item>
              <text:p text:style-name="P8">PL/Prolariated Lactation</text:p>
            </text:list-item>
            <text:list-item>
              <text:p text:style-name="P8">PRL/Prolactin</text:p>
            </text:list-item>
            <text:list-item>
              <text:p text:style-name="P8">PL/Productive Lactation</text:p>
            </text:list-item>
          </text:list>
        </text:list-item>
        <text:list-item>
          <text:p text:style-name="P8">The hormone produced by the Pars Distallis of this organ is involved with the growth of almost all cells <text:span text:style-name="T11">and is called the what</text:span>?</text:p>
          <text:list>
            <text:list-item>
              <text:p text:style-name="P8">GH/Growth Hormone, <text:span text:style-name="T11">Pituitary Gland</text:span></text:p>
            </text:list-item>
            <text:list-item>
              <text:p text:style-name="P8">G<text:span text:style-name="T11">R</text:span>H/Growing Hormone, <text:span text:style-name="T11">Adrenal Gland</text:span></text:p>
            </text:list-item>
            <text:list-item>
              <text:p text:style-name="P8"><text:span text:style-name="T11">A</text:span>H/Augmento Hormone, <text:span text:style-name="T11">Pituitary Gland</text:span></text:p>
            </text:list-item>
            <text:list-item>
              <text:p text:style-name="P10">AH/Augmento Hormone, Pituitary Gland</text:p>
            </text:list-item>
          </text:list>
        </text:list-item>
        <text:list-item>
          <text:p text:style-name="P8">Follicle Stimulating hormone causes <text:s/>___ in men and ___ in women.</text:p>
          <text:list>
            <text:list-item>
              <text:p text:style-name="P8">Sperm Maturation, Ovulation</text:p>
            </text:list-item>
            <text:list-item>
              <text:p text:style-name="P8">Sperm Maturation, Estrogen secretion</text:p>
            </text:list-item>
            <text:list-item>
              <text:p text:style-name="P8">Sperm Death, Androgen creation</text:p>
            </text:list-item>
            <text:list-item>
              <text:p text:style-name="P10">Prostate enlargement, prostate enlargment</text:p>
            </text:list-item>
          </text:list>
        </text:list-item>
        <text:list-item>
          <text:p text:style-name="P8">The thyroid requires what ion to function properly?</text:p>
          <text:list>
            <text:list-item>
              <text:p text:style-name="P8">Calcium</text:p>
            </text:list-item>
            <text:list-item>
              <text:p text:style-name="P8">Potassium</text:p>
            </text:list-item>
            <text:list-item>
              <text:p text:style-name="P8">Iodine</text:p>
            </text:list-item>
            <text:list-item>
              <text:p text:style-name="P8">Sodium</text:p>
            </text:list-item>
          </text:list>
        </text:list-item>
        <text:list-item>
          <text:p text:style-name="P8">When the calcium levels in the blood are too high it causes the release of the hormone ____ by the ____ which causes the kidneys to excrete it through the urine, it also causes the osteoblasts to create more osteocytes.</text:p>
          <text:list>
            <text:list-item>
              <text:p text:style-name="P8">Parathyroid Hormone, Parathyroid</text:p>
            </text:list-item>
            <text:list-item>
              <text:p text:style-name="P8">Calcitonin, Kidneys</text:p>
            </text:list-item>
            <text:list-item>
              <text:p text:style-name="P8">Calcitonin, Thyroid</text:p>
            </text:list-item>
            <text:list-item>
              <text:p text:style-name="P8">Calcium-Diuretic Hormone</text:p>
            </text:list-item>
          </text:list>
        </text:list-item>
        <text:list-item>
          <text:p text:style-name="P8">The parathyroid glands are located on the ___ surface of the thyroid.</text:p>
          <text:list>
            <text:list-item>
              <text:p text:style-name="P8">Anterior</text:p>
            </text:list-item>
            <text:list-item>
              <text:p text:style-name="P8">Inferior</text:p>
            </text:list-item>
            <text:list-item>
              <text:p text:style-name="P10">Deep</text:p>
            </text:list-item>
            <text:list-item>
              <text:p text:style-name="P8">Posterior</text:p>
            </text:list-item>
          </text:list>
        </text:list-item>
        <text:list-item>
          <text:p text:style-name="P8"><text:soft-page-break/>The thyroid is located just ____ to the trachea and is located in the <text:span text:style-name="T5">cervical region and also lies ___ to the hyoid bone.</text:span></text:p>
          <text:list>
            <text:list-item>
              <text:p text:style-name="P8">Superficial, Posterior</text:p>
            </text:list-item>
            <text:list-item>
              <text:p text:style-name="P8">Deep, Inferior</text:p>
            </text:list-item>
            <text:list-item>
              <text:p text:style-name="P8">Anterior, Inferior</text:p>
            </text:list-item>
            <text:list-item>
              <text:p text:style-name="P8">Inferior, Dorsal</text:p>
            </text:list-item>
            <text:list-item>
              <text:p text:style-name="P11">Superficial, Inferior</text:p>
            </text:list-item>
          </text:list>
        </text:list-item>
        <text:list-item>
          <text:p text:style-name="P8">The endocrine organ that located just deep to the ____ in the ____ <text:span text:style-name="T12">is called the thymus</text:span>.</text:p>
          <text:list>
            <text:list-item>
              <text:p text:style-name="P8">sternum, mediastinum</text:p>
            </text:list-item>
            <text:list-item>
              <text:p text:style-name="P8">sternum, pericardium</text:p>
            </text:list-item>
            <text:list-item>
              <text:p text:style-name="P8">thoracic cavity, medistinum</text:p>
            </text:list-item>
            <text:list-item>
              <text:p text:style-name="P11">Thorax, pleural cavity</text:p>
            </text:list-item>
          </text:list>
        </text:list-item>
        <text:list-item>
          <text:p text:style-name="P8">The thymus while being an endocrine gland has a secondary function that involves the ____ system.</text:p>
          <text:list>
            <text:list-item>
              <text:p text:style-name="P8">Sensory</text:p>
            </text:list-item>
            <text:list-item>
              <text:p text:style-name="P8">Digestive</text:p>
            </text:list-item>
            <text:list-item>
              <text:p text:style-name="P8">Nervous</text:p>
            </text:list-item>
            <text:list-item>
              <text:p text:style-name="P8">Immune</text:p>
            </text:list-item>
          </text:list>
        </text:list-item>
        <text:list-item>
          <text:p text:style-name="P8">The kidneys produce ____ which signals to the red bone marrow to create red blood cells upon realizing that the amount of oxygen in the blood is low.</text:p>
          <text:list>
            <text:list-item>
              <text:p text:style-name="P8">EPO/Erythropoietin</text:p>
            </text:list-item>
            <text:list-item>
              <text:p text:style-name="P8">RBGH/Red blood growth hormone</text:p>
            </text:list-item>
            <text:list-item>
              <text:p text:style-name="P8">HGBH/Hemoglobin Hormone</text:p>
            </text:list-item>
            <text:list-item>
              <text:p text:style-name="P8">ADH/Antidiuretic Hormone</text:p>
            </text:list-item>
          </text:list>
        </text:list-item>
        <text:list-item>
          <text:p text:style-name="P8">During sleep as the blood sugar levels in the blood decrease the ____ cells of the ___ <text:span text:style-name="T12">to </text:span>release ____ causing the liver to metabolize glycogen and other lipids to raise the blood sugar level.</text:p>
          <text:list>
            <text:list-item>
              <text:p text:style-name="P9">beta, pancreas, <text:span text:style-name="T12">g</text:span>lucagon</text:p>
            </text:list-item>
            <text:list-item>
              <text:p text:style-name="P9"><text:span text:style-name="T8">beta, </text:span><text:span text:style-name="T9">pancreas,</text:span><text:span text:style-name="T8">i</text:span><text:span text:style-name="T9">nsulin</text:span></text:p>
            </text:list-item>
            <text:list-item>
              <text:p text:style-name="P8">alpha, <text:span text:style-name="T6">pancreas, insulin</text:span></text:p>
            </text:list-item>
            <text:list-item>
              <text:p text:style-name="P8">alpha, pancreas, <text:span text:style-name="T12">glucagon</text:span></text:p>
            </text:list-item>
          </text:list>
        </text:list-item>
        <text:list-item>
          <text:p text:style-name="P8">After consuming something that is high in carbohydrates the blood glucose level rises causing the ___ cells of the ___ to produce ____ which causes the kidneys to excrete excess glucose into the urine and the liver to convert glucose into glycogen.</text:p>
          <text:list>
            <text:list-item>
              <text:p text:style-name="P9">alpha, <text:span text:style-name="T12">p</text:span>ancreas, glucagon</text:p>
            </text:list-item>
            <text:list-item>
              <text:p text:style-name="P9">beta, pancreas, insulin</text:p>
            </text:list-item>
            <text:list-item>
              <text:p text:style-name="P9">beta, <text:s/>pancreas, glucagon</text:p>
            </text:list-item>
            <text:list-item>
              <text:p text:style-name="P9">alpha, insulin, pancreas</text:p>
            </text:list-item>
          </text:list>
        </text:list-item>
        <text:list-item>
          <text:p text:style-name="P8"><text:soft-page-break/>When comparing the messaging system of the Nervous system and the Endocrine system the primary difference is that?</text:p>
          <text:list>
            <text:list-item>
              <text:p text:style-name="P8">Electrical impulses of the nervous system <text:span text:style-name="T12">are</text:span> more quickly delivered but fade more rapidly, whereas the hormonal messengers of the endocrine system take longer to be delivered but last longer</text:p>
            </text:list-item>
            <text:list-item>
              <text:p text:style-name="P8">Electrical impulses of the nervous system are slower to be delivered than the hormones delivered by the endocrine system through the circulatory system</text:p>
            </text:list-item>
          </text:list>
        </text:list-item>
        <text:list-item>
          <text:p text:style-name="P8">When the calcium levels of the blood are too low ___ is released by ___ causing the osteoclasts to break down bone tissue and send a message to the kidneys to prevent the excretion of calcium.</text:p>
          <text:list>
            <text:list-item>
              <text:p text:style-name="P8">ADH, Anterior Pituitary</text:p>
            </text:list-item>
            <text:list-item>
              <text:p text:style-name="P8">Calcitonin, Thyroid</text:p>
            </text:list-item>
            <text:list-item>
              <text:p text:style-name="P8">PTH, Parathyroid</text:p>
            </text:list-item>
            <text:list-item>
              <text:p text:style-name="P8">EPO, Parstuberalis</text:p>
            </text:list-item>
          </text:list>
        </text:list-item>
        <text:list-item>
          <text:p text:style-name="P8">Epinephrine is created in the ____ and is involved in the “fight or flight” response of the sympathetic nervous system and causes ____.</text:p>
          <text:list>
            <text:list-item>
              <text:p text:style-name="P8">Adrenal medulla, decreased blood flow</text:p>
            </text:list-item>
            <text:list-item>
              <text:p text:style-name="P8">Adrenal Cortex, <text:span text:style-name="T12">increased </text:span>blood glucose levels/increased blood flow</text:p>
            </text:list-item>
            <text:list-item>
              <text:p text:style-name="P8">Adrenal cortex, decrease blood flow</text:p>
            </text:list-item>
            <text:list-item>
              <text:p text:style-name="P8">Adrenal Medulla, blood glucose levels to rise/increase the blood flow to the muscles</text:p>
            </text:list-item>
          </text:list>
        </text:list-item>
        <text:list-item>
          <text:p text:style-name="P8">Norepnephrine is the primary chemical messenger of the ____ nervous system.</text:p>
          <text:list>
            <text:list-item>
              <text:p text:style-name="P8">sympathetic</text:p>
            </text:list-item>
            <text:list-item>
              <text:p text:style-name="P8">parasympathetic</text:p>
            </text:list-item>
            <text:list-item>
              <text:p text:style-name="P8">peripheral</text:p>
            </text:list-item>
            <text:list-item>
              <text:p text:style-name="P8">central</text:p>
            </text:list-item>
          </text:list>
        </text:list-item>
        <text:list-item>
          <text:p text:style-name="P8">Cushing’s disease results in someone who has an overactive ____ and is most easily seen by a round-reddish face, high blood pressure and is caused by an excessive level of ___ in the blood.</text:p>
          <text:list>
            <text:list-item>
              <text:p text:style-name="P8">adrenal gland, epinephrine</text:p>
            </text:list-item>
            <text:list-item>
              <text:p text:style-name="P8">kidneys, renin</text:p>
            </text:list-item>
            <text:list-item>
              <text:p text:style-name="P8">adrenal gland, cortisol</text:p>
            </text:list-item>
            <text:list-item>
              <text:p text:style-name="P8">kidneys, EPO</text:p>
            </text:list-item>
          </text:list>
        </text:list-item>
        <text:list-item>
          <text:p text:style-name="P8">People who suffer from Type I diabetes mellitus are differentiated from Type II because in type I it is primarily a(n) _____ and occurs most often during _____. </text:p>
          <text:list>
            <text:list-item>
              <text:p text:style-name="P8">inability to produce insulin due to the lack of beta cells sometimes due to an autoimmune disorder, younger childhood and has no known cure</text:p>
            </text:list-item>
            <text:list-item>
              <text:p text:style-name="P8"><text:s/>over production of insulin by the beta cells, earlier in life used to called Juvenile.</text:p>
            </text:list-item>
            <text:list-item>
              <text:p text:style-name="P8">resistance to insulin due to blood glucose levels staying far too high, later in life</text:p>
            </text:list-item>
            <text:list-item>
              <text:p text:style-name="P8"><text:soft-page-break/>resistance to insulin due to alpha cell death in the pancreas, during pregnancy.</text:p>
            </text:list-item>
          </text:list>
        </text:list-item>
        <text:list-item>
          <text:p text:style-name="P8">Diabetes Inspidus is a disease characterized by excessive ____ which can cause ____ due to ____.</text:p>
          <text:list>
            <text:list-item>
              <text:p text:style-name="P8">thirst, kidney damage, fluid loss</text:p>
            </text:list-item>
            <text:list-item>
              <text:p text:style-name="P8">weight gain, renal failure, hypertension</text:p>
            </text:list-item>
            <text:list-item>
              <text:p text:style-name="P8">thirst, renal failure, constipation</text:p>
            </text:list-item>
            <text:list-item>
              <text:p text:style-name="P8">eating, pancreas damage, constipation</text:p>
            </text:list-item>
          </text:list>
        </text:list-item>
        <text:list-item>
          <text:p text:style-name="P8">A thyroid that is not producing enough hormones can cause _____ which can cause weight gain, tiredness, and depression.</text:p>
          <text:list>
            <text:list-item>
              <text:p text:style-name="P8">suprathyroidistic</text:p>
            </text:list-item>
            <text:list-item>
              <text:p text:style-name="P8">megathyroid</text:p>
            </text:list-item>
            <text:list-item>
              <text:p text:style-name="P8">season-affective-disorder</text:p>
            </text:list-item>
            <text:list-item>
              <text:p text:style-name="P8">hyperthyroidism</text:p>
            </text:list-item>
            <text:list-item>
              <text:p text:style-name="P8">hypothyroidism</text:p>
            </text:list-item>
          </text:list>
        </text:list-item>
        <text:list-item>
          <text:p text:style-name="P8">When a woman is due for labor but the cervix is not opening they can be given ____ to increase the rate and regularity of contractions.</text:p>
          <text:list>
            <text:list-item>
              <text:p text:style-name="P8">oxytocin</text:p>
            </text:list-item>
            <text:list-item>
              <text:p text:style-name="P8">prolactin</text:p>
            </text:list-item>
            <text:list-item>
              <text:p text:style-name="P8">happy pills</text:p>
            </text:list-item>
            <text:list-item>
              <text:p text:style-name="P8">epidural</text:p>
            </text:list-item>
            <text:list-item>
              <text:p text:style-name="P8">oxycodone</text:p>
            </text:list-item>
          </text:list>
        </text:list-item>
        <text:list-item>
          <text:p text:style-name="P8">During winter someone may develop SAD due to the lack of ___ being sensed by the pineal gland to produce ____. It can be remedied through light-therapy and similar methods to help alleviate the systems.</text:p>
          <text:list>
            <text:list-item>
              <text:p text:style-name="P8">red light, epinephrine</text:p>
            </text:list-item>
            <text:list-item>
              <text:p text:style-name="P8">blue light epinephrine</text:p>
            </text:list-item>
            <text:list-item>
              <text:p text:style-name="P8">blue light, melatonin</text:p>
            </text:list-item>
            <text:list-item>
              <text:p text:style-name="P8">red light, melatonin</text:p>
            </text:list-item>
          </text:list>
        </text:list-item>
        <text:list-item>
          <text:p text:style-name="P8">The higher average amount of muscle mass that can be seen in most males compared to comparative females is due to the release of ___ from the male ____.</text:p>
          <text:list>
            <text:list-item>
              <text:p text:style-name="P8">androgens, prostate</text:p>
            </text:list-item>
            <text:list-item>
              <text:p text:style-name="P8">androgens, gonads/testes</text:p>
            </text:list-item>
            <text:list-item>
              <text:p text:style-name="P8">estrogens, gonads/testes</text:p>
            </text:list-item>
            <text:list-item>
              <text:p text:style-name="P11">coritsol, adrenal glands</text:p>
            </text:list-item>
          </text:list>
        </text:list-item>
        <text:list-item>
          <text:p text:style-name="P8"><text:span text:style-name="T7">The follicular </text:span><text:span text:style-name="T10">cells of the ovaries release ____ which causes the secondary sex characteristics of females to be developed.</text:span></text:p>
          <text:list>
            <text:list-item>
              <text:p text:style-name="P8">estrogen</text:p>
            </text:list-item>
            <text:list-item>
              <text:p text:style-name="P8"><text:soft-page-break/>ACTH</text:p>
            </text:list-item>
            <text:list-item>
              <text:p text:style-name="P8">testosterone</text:p>
            </text:list-item>
            <text:list-item>
              <text:p text:style-name="P8">androgen</text:p>
            </text:list-item>
          </text:list>
        </text:list-item>
        <text:list-item>
          <text:p text:style-name="P8">The hormone ___ is produced by both the female and male gonads and inhibits the secretion of FSH from the ____.</text:p>
          <text:list>
            <text:list-item>
              <text:p text:style-name="P8">AFSH/Antifollicular stimulating hormone, posterior lobe of the pituitary gland</text:p>
            </text:list-item>
            <text:list-item>
              <text:p text:style-name="P8">Inhibin, anterior lobe of the pituitary gland</text:p>
            </text:list-item>
            <text:list-item>
              <text:p text:style-name="P8">Inhibin, posterior lobe of the pituitary gland</text:p>
            </text:list-item>
            <text:list-item>
              <text:p text:style-name="P8">Inhibitional, anterior lob of the pituitary gland</text:p>
            </text:list-item>
          </text:list>
        </text:list-item>
        <text:list-item>
          <text:p text:style-name="P8">The ___ of the ovaries targets the mammaries and uterus and is stimulated by LH.</text:p>
          <text:list>
            <text:list-item>
              <text:p text:style-name="P8">lutemical targeted</text:p>
            </text:list-item>
            <text:list-item>
              <text:p text:style-name="P8">lutem medulla</text:p>
            </text:list-item>
            <text:list-item>
              <text:p text:style-name="P8">corpus lutem</text:p>
            </text:list-item>
            <text:list-item>
              <text:p text:style-name="P8">lutem cortex</text:p>
            </text:list-item>
          </text:list>
          <text:p text:style-name="P8"/>
          <text:p text:style-name="P3">Answer Key</text:p>
          <text:p text:style-name="P4"/>
        </text:list-item>
        <text:list-item text:start-value="1">
          <text:p text:style-name="P5"><text:span text:style-name="T13">D. </text:span>hormones, blood</text:p>
        </text:list-item>
        <text:list-item>
          <text:p text:style-name="P6"><text:span text:style-name="T13">A. </text:span>hormones</text:p>
        </text:list-item>
        <text:list-item>
          <text:p text:style-name="P6"><text:span text:style-name="T13">D. </text:span>ADH, Oxytocin</text:p>
        </text:list-item>
        <text:list-item>
          <text:p text:style-name="P7">B. Target</text:p>
        </text:list-item>
        <text:list-item>
          <text:p text:style-name="P7">C. <text:span text:style-name="T1">nervous, synapses</text:span></text:p>
        </text:list-item>
        <text:list-item>
          <text:p text:style-name="P7">B. <text:span text:style-name="T1">relay messages and information</text:span></text:p>
        </text:list-item>
        <text:list-item>
          <text:p text:style-name="P7">C. <text:span text:style-name="T2">Hypothalmus</text:span></text:p>
        </text:list-item>
        <text:list-item>
          <text:p text:style-name="P7">B. Pineal gland</text:p>
        </text:list-item>
        <text:list-item>
          <text:p text:style-name="P7">B. superior</text:p>
        </text:list-item>
        <text:list-item>
          <text:p text:style-name="P12">B. inferior</text:p>
        </text:list-item>
        <text:list-item>
          <text:p text:style-name="P12">A. Anterior Pituitary Gland, Adrenal glands, glucose</text:p>
        </text:list-item>
        <text:list-item>
          <text:p text:style-name="P12">C. Posterior Pituitary Gland</text:p>
        </text:list-item>
        <text:list-item>
          <text:p text:style-name="P12">C. ADH/Antidiuretic Hormone</text:p>
        </text:list-item>
        <text:list-item>
          <text:p text:style-name="P12">C. PRL/Prolactin</text:p>
        </text:list-item>
        <text:list-item>
          <text:p text:style-name="P12">A. GH/Growth Hormone, <text:span text:style-name="T11">Pituitary Gland</text:span></text:p>
        </text:list-item>
        <text:list-item>
          <text:p text:style-name="P13">A. Sperm Maturation, Ovulation</text:p>
        </text:list-item>
        <text:list-item>
          <text:p text:style-name="P13">C. Iodine</text:p>
        </text:list-item>
        <text:list-item>
          <text:p text:style-name="P13">B. Calcitonin, Kidneys</text:p>
        </text:list-item>
        <text:list-item>
          <text:p text:style-name="P13">D. Posterior</text:p>
        </text:list-item>
        <text:list-item>
          <text:p text:style-name="P13">E. <text:span text:style-name="T12">Superficial, Inferior</text:span></text:p>
        </text:list-item>
        <text:list-item>
          <text:p text:style-name="P13">A. sternum, mediastinum</text:p>
        </text:list-item>
        <text:list-item>
          <text:p text:style-name="P13">D. Immune</text:p>
        </text:list-item>
        <text:list-item>
          <text:p text:style-name="P13">A. EPO/Erythropoietin</text:p>
        </text:list-item>
        <text:list-item>
          <text:p text:style-name="P13">D. alpha, pancreas, <text:span text:style-name="T12">glucagon</text:span></text:p>
        </text:list-item>
        <text:list-item>
          <text:p text:style-name="P13">B. beta, pancreas, insulin</text:p>
        </text:list-item>
        <text:list-item>
          <text:p text:style-name="P13">A. Electrical impulses of the nervous system <text:span text:style-name="T12">are</text:span> more quickly delivered but fade more rapidly, whereas the hormonal messengers of the endocrine system take longer to be delivered but last longer</text:p>
        </text:list-item>
        <text:list-item>
          <text:p text:style-name="P13">C. PTH, Parathyroid</text:p>
        </text:list-item>
        <text:list-item>
          <text:p text:style-name="P14">D. Adrenal Medulla, blood glucose levels to rise/increase the blood flow to the muscles</text:p>
        </text:list-item>
        <text:list-item>
          <text:p text:style-name="P14">A. sympathetic</text:p>
        </text:list-item>
        <text:list-item>
          <text:p text:style-name="P14">C. adrenal gland, cortisol</text:p>
        </text:list-item>
        <text:list-item>
          <text:p text:style-name="P14">A. inability to produce insulin due to the lack of beta cells sometimes due to an autoimmune disorder, younger childhood and has no known cure</text:p>
        </text:list-item>
        <text:list-item>
          <text:p text:style-name="P14">A. thirst, kidney damage, fluid loss</text:p>
        </text:list-item>
        <text:list-item>
          <text:p text:style-name="P14">E. hypothyroidism</text:p>
        </text:list-item>
        <text:list-item>
          <text:p text:style-name="P14">A. oxytocin</text:p>
        </text:list-item>
        <text:list-item>
          <text:p text:style-name="P14">C. blue light, melatonin</text:p>
        </text:list-item>
        <text:list-item>
          <text:p text:style-name="P14">B. androgens, gonads/testes</text:p>
        </text:list-item>
        <text:list-item>
          <text:p text:style-name="P14">A. estrogen</text:p>
        </text:list-item>
        <text:list-item>
          <text:p text:style-name="P14">B. Inhibin, anterior lobe of the pituitary gland</text:p>
          <text:p text:style-name="P14">C. corpus lutem</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true" fo:line-height="12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b48cb" officeooo:paragraph-rsid="001b48cb"/>
    </style:style>
    <style:style style:name="MT1" style:family="text">
      <style:text-properties officeooo:rsid="001ddbd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Macarthur Inbody <text:span text:style-name="MT1">CC-BY</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0T18:36:51.908300823</meta:creation-date>
    <dc:date>2020-04-11T18:08:02.257000000</dc:date>
    <meta:editing-duration>PT31M27S</meta:editing-duration>
    <meta:editing-cycles>9</meta:editing-cycles>
    <meta:generator>LibreOffice/6.4.2.2$Windows_X86_64 LibreOffice_project/4e471d8c02c9c90f512f7f9ead8875b57fcb1ec3</meta:generator>
    <meta:document-statistic meta:table-count="0" meta:image-count="0" meta:object-count="0" meta:page-count="8" meta:paragraph-count="239" meta:word-count="1788" meta:character-count="10796" meta:non-whitespace-character-count="9475"/>
  </office:meta>
</office:document-meta>
</file>